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0063" officeooo:paragraph-rsid="00010063"/>
    </style:style>
    <style:style style:name="P2" style:family="paragraph" style:parent-style-name="Standard">
      <style:text-properties officeooo:rsid="00024083" officeooo:paragraph-rsid="000240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iostream&gt;</text:p>
      <text:p text:style-name="P1">using namesapce std;</text:p>
      <text:p text:style-name="P1"/>
      <text:p text:style-name="P1">int main(){</text:p>
      <text:p text:style-name="P1">int a=3,b=4;</text:p>
      <text:p text:style-name="P1">sum=a+b;</text:p>
      <text:p text:style-name="P1">return 0;</text:p>
      <text:p text:style-name="P2">llll</text:p>
      <text:p text:style-name="P1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43:05.830971734</meta:creation-date>
    <dc:date>2023-08-28T12:02:38.563866901</dc:date>
    <meta:editing-duration>PT1H19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3" meta:character-count="83" meta:non-whitespace-character-count="78"/>
  </office:meta>
</office:document-meta>
</file>